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9.5pt" style:font-name-asian="MicrosoftSansSerif" style:font-size-asian="9.5pt" style:font-name-complex="MicrosoftSansSerif" style:font-size-complex="9.5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MicrosoftSansSerif" fo:font-size="10.5pt" style:font-name-asian="MicrosoftSansSerif" style:font-size-asian="10.5pt" style:font-name-complex="MicrosoftSansSerif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ystal’s Split Pea Soup</text:p>
      <text:p text:style-name="P2"/>
      <text:p text:style-name="P2">2T olive oil</text:p>
      <text:p text:style-name="P2">1 onion, chopped</text:p>
      <text:p text:style-name="P2">½ c chopped celery</text:p>
      <text:p text:style-name="P2">1 large carrot, sliced</text:p>
      <text:p text:style-name="P2">3 c split peas</text:p>
      <text:p text:style-name="P2">12 c water</text:p>
      <text:p text:style-name="P2">1 T salt</text:p>
      <text:p text:style-name="P2"/>
      <text:p text:style-name="P2">Heat about oil in a large soup pot and add onion, celery and carrot. Cook until vegetables are tender.</text:p>
      <text:p text:style-name="P2">Add remaining ingredients. Bring to boil, cover and reduce to simmer. Stir every now and then and</text:p>
      <text:p text:style-name="P2">cook for about 2 hours. When done, taste and add pepper if desired.</text:p>
      <text:p text:style-name="P2"/>
      <text:p text:style-name="P5">Optional: This can also be made with a ham bone, ham meat or bacon. Add meat when you add</text:p>
      <text:p text:style-name="P5">water.</text:p>
      <text:p text:style-name="P5"/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52.28</meta:creation-date>
    <dc:date>2017-05-05T19:43:49.31</dc:date>
    <dc:creator>Crystal Miller</dc:creator>
    <meta:editing-duration>PT12M24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3" meta:word-count="97" meta:character-count="485"/>
  </office:meta>
</office:document-meta>
</file>